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6.8527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3663</text:p>
          </table:table-cell>
          <table:table-cell office:value-type="float" office:value="552.6" table:style-name="ce5">
            <text:p>552.6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ACCURACY INTERNATIONAL LTD</text:p>
          </table:table-cell>
          <table:table-cell office:value-type="float" office:value="1591.32" table:style-name="ce5">
            <text:p>1591.3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ADT FIRE &amp; SECURITY LTD</text:p>
          </table:table-cell>
          <table:table-cell office:value-type="float" office:value="6995" table:style-name="ce5">
            <text:p>699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ADT FIRE &amp; SECURITY LTD</text:p>
          </table:table-cell>
          <table:table-cell office:value-type="float" office:value="853.55" table:style-name="ce5">
            <text:p>853.5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ALTIA SOLUTIONS LTD</text:p>
          </table:table-cell>
          <table:table-cell office:value-type="float" office:value="30187.98" table:style-name="ce5">
            <text:p>30187.98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ANDREWS SYKES HIRE LTD</text:p>
          </table:table-cell>
          <table:table-cell office:value-type="float" office:value="12678.81" table:style-name="ce5">
            <text:p>12678.81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ANDREWS SYKES HIRE LTD</text:p>
          </table:table-cell>
          <table:table-cell office:value-type="float" office:value="12675.42" table:style-name="ce5">
            <text:p>12675.42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ANGLIAN WATER</text:p>
          </table:table-cell>
          <table:table-cell office:value-type="float" office:value="2541.36" table:style-name="ce5">
            <text:p>2541.36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AQUAID (READING)</text:p>
          </table:table-cell>
          <table:table-cell office:value-type="float" office:value="2860" table:style-name="ce5">
            <text:p>286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BARKER AND EVANS</text:p>
          </table:table-cell>
          <table:table-cell office:value-type="float" office:value="6125" table:style-name="ce5">
            <text:p>612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BARKER AND EVANS</text:p>
          </table:table-cell>
          <table:table-cell office:value-type="float" office:value="8110" table:style-name="ce5">
            <text:p>8110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BARKER AND EVANS</text:p>
          </table:table-cell>
          <table:table-cell office:value-type="float" office:value="7733" table:style-name="ce5">
            <text:p>7733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BARKER AND EVANS</text:p>
          </table:table-cell>
          <table:table-cell office:value-type="float" office:value="4908.5" table:style-name="ce5">
            <text:p>4908.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BAXTERSTOREY LTD</text:p>
          </table:table-cell>
          <table:table-cell office:value-type="float" office:value="3732.6" table:style-name="ce5">
            <text:p>3732.6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BEST EVIDENCE TECHNOLOGY LTD</text:p>
          </table:table-cell>
          <table:table-cell office:value-type="float" office:value="1695" table:style-name="ce5">
            <text:p>169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BLUELITE GRAPHICS LTD</text:p>
          </table:table-cell>
          <table:table-cell office:value-type="float" office:value="2146.0500000000002" table:style-name="ce5">
            <text:p>2146.0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BMW (GB) LTD</text:p>
          </table:table-cell>
          <table:table-cell office:value-type="float" office:value="26567.24" table:style-name="ce5">
            <text:p>26567.24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BMW (UK) LTD</text:p>
          </table:table-cell>
          <table:table-cell office:value-type="float" office:value="187726.44" table:style-name="ce5">
            <text:p>187726.4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BMW (UK) LTD</text:p>
          </table:table-cell>
          <table:table-cell office:value-type="float" office:value="28071.5" table:style-name="ce5">
            <text:p>28071.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BMW (UK) LTD</text:p>
          </table:table-cell>
          <table:table-cell office:value-type="float" office:value="118414.07" table:style-name="ce5">
            <text:p>118414.07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BMW (UK) LTD</text:p>
          </table:table-cell>
          <table:table-cell office:value-type="float" office:value="2724.17" table:style-name="ce5">
            <text:p>2724.17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BOOKER CASH AND CARRY</text:p>
          </table:table-cell>
          <table:table-cell office:value-type="float" office:value="565.42999999999995" table:style-name="ce5">
            <text:p>565.43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BRITISH GAS TRADING LTD</text:p>
          </table:table-cell>
          <table:table-cell office:value-type="float" office:value="16088.35" table:style-name="ce5">
            <text:p>16088.3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BRITISH TELECOM</text:p>
          </table:table-cell>
          <table:table-cell office:value-type="float" office:value="1262.3499999999999" table:style-name="ce5">
            <text:p>1262.3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BUDDI LTD</text:p>
          </table:table-cell>
          <table:table-cell office:value-type="float" office:value="8325" table:style-name="ce5">
            <text:p>832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CANFORD AUDIO PLC</text:p>
          </table:table-cell>
          <table:table-cell office:value-type="float" office:value="1700" table:style-name="ce5">
            <text:p>170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CASTROL (UK) LTD</text:p>
          </table:table-cell>
          <table:table-cell office:value-type="float" office:value="2467.92" table:style-name="ce5">
            <text:p>2467.9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2T00:00:00" table:style-name="ce3">
            <text:p>22/04/2020</text:p>
          </table:table-cell>
          <table:table-cell office:value-type="string" table:style-name="ce4">
            <text:p>CCL- FORENSICS LIMITED</text:p>
          </table:table-cell>
          <table:table-cell office:value-type="float" office:value="62000.45" table:style-name="ce5">
            <text:p>62000.45</text:p>
          </table:table-cell>
          <table:table-cell office:value-type="float" office:value="3468" table:style-name="ce5">
            <text:p>346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CCL- FORENSICS LIMITED</text:p>
          </table:table-cell>
          <table:table-cell office:value-type="float" office:value="3880" table:style-name="ce5">
            <text:p>388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CHUBB LOCKS CUSTODIAL SERVICES LTD</text:p>
          </table:table-cell>
          <table:table-cell office:value-type="float" office:value="9280.4699999999993" table:style-name="ce5">
            <text:p>9280.47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CIVIL DEFENCE SUPPLY LTD</text:p>
          </table:table-cell>
          <table:table-cell office:value-type="float" office:value="3475" table:style-name="ce5">
            <text:p>347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COMBINED PRECISION COMPONENTS - CPC</text:p>
          </table:table-cell>
          <table:table-cell office:value-type="float" office:value="658.8" table:style-name="ce5">
            <text:p>658.8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COMPUTACENTER (UK) LTD</text:p>
          </table:table-cell>
          <table:table-cell office:value-type="float" office:value="31850.1" table:style-name="ce5">
            <text:p>31850.1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COMPUTACENTER (UK) LTD</text:p>
          </table:table-cell>
          <table:table-cell office:value-type="float" office:value="42496.4" table:style-name="ce5">
            <text:p>42496.4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COMPUTACENTER (UK) LTD</text:p>
          </table:table-cell>
          <table:table-cell office:value-type="float" office:value="72526" table:style-name="ce5">
            <text:p>72526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CORONA ENERGY RETAIL 4 A/C</text:p>
          </table:table-cell>
          <table:table-cell office:value-type="float" office:value="8815.09" table:style-name="ce5">
            <text:p>8815.09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CORONA ENERGY RETAIL 4 A/C</text:p>
          </table:table-cell>
          <table:table-cell office:value-type="float" office:value="47970.04" table:style-name="ce5">
            <text:p>47970.04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0787.15" table:style-name="ce5">
            <text:p>10787.1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2779.65" table:style-name="ce5">
            <text:p>2779.6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838.1" table:style-name="ce5">
            <text:p>1838.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CPOSA</text:p>
          </table:table-cell>
          <table:table-cell office:value-type="float" office:value="18175" table:style-name="ce5">
            <text:p>1817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CPOSA</text:p>
          </table:table-cell>
          <table:table-cell office:value-type="float" office:value="3074" table:style-name="ce5">
            <text:p>307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CRANFIELD UNIVERSITY</text:p>
          </table:table-cell>
          <table:table-cell office:value-type="float" office:value="650" table:style-name="ce5">
            <text:p>650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DAVID HORN COMMUNICATIONS LTD</text:p>
          </table:table-cell>
          <table:table-cell office:value-type="float" office:value="535" table:style-name="ce5">
            <text:p>53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295" table:style-name="ce5">
            <text:p>229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9397.65" table:style-name="ce5">
            <text:p>9397.6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816" table:style-name="ce5">
            <text:p>2816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1871" table:style-name="ce5">
            <text:p>187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DERBY UNITEX LTD</text:p>
          </table:table-cell>
          <table:table-cell office:value-type="float" office:value="5451" table:style-name="ce5">
            <text:p>5451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EDEN VAUXHALL READING</text:p>
          </table:table-cell>
          <table:table-cell office:value-type="float" office:value="517.78" table:style-name="ce5">
            <text:p>517.78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EDGAR BROTHERS</text:p>
          </table:table-cell>
          <table:table-cell office:value-type="float" office:value="1819" table:style-name="ce5">
            <text:p>1819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EDGAR BROTHERS</text:p>
          </table:table-cell>
          <table:table-cell office:value-type="float" office:value="2160" table:style-name="ce5">
            <text:p>2160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EMSAS LTD</text:p>
          </table:table-cell>
          <table:table-cell office:value-type="float" office:value="1145" table:style-name="ce5">
            <text:p>114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404.27" table:style-name="ce5">
            <text:p>1404.27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980.87" table:style-name="ce5">
            <text:p>980.87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646.5" table:style-name="ce5">
            <text:p>646.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2437.5300000000002" table:style-name="ce5">
            <text:p>2437.53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ENVIRONMENT AGENCY</text:p>
          </table:table-cell>
          <table:table-cell office:value-type="float" office:value="1861" table:style-name="ce5">
            <text:p>1861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EVANS HALSHAW FORD BEDFORD</text:p>
          </table:table-cell>
          <table:table-cell office:value-type="float" office:value="743.97" table:style-name="ce5">
            <text:p>743.97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EVANS HALSHAW FORD BEDFORD</text:p>
          </table:table-cell>
          <table:table-cell office:value-type="float" office:value="811.6" table:style-name="ce5">
            <text:p>811.6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EXPERIAN LTD</text:p>
          </table:table-cell>
          <table:table-cell office:value-type="float" office:value="13340.5" table:style-name="ce5">
            <text:p>13340.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FORD MOTOR COMPANY LTD</text:p>
          </table:table-cell>
          <table:table-cell office:value-type="float" office:value="77836.820000000007" table:style-name="ce5">
            <text:p>77836.82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FORD MOTOR COMPANY LTD</text:p>
          </table:table-cell>
          <table:table-cell office:value-type="float" office:value="87472.98" table:style-name="ce5">
            <text:p>87472.98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FORD MOTOR COMPANY LTD</text:p>
          </table:table-cell>
          <table:table-cell office:value-type="float" office:value="54577.37" table:style-name="ce5">
            <text:p>54577.37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FOX FEEDS LIMITED</text:p>
          </table:table-cell>
          <table:table-cell office:value-type="float" office:value="1127.28" table:style-name="ce5">
            <text:p>1127.28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710" table:style-name="ce5">
            <text:p>171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461346.21" table:style-name="ce5">
            <text:p>461346.21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05505.81" table:style-name="ce5">
            <text:p>105505.81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9975" table:style-name="ce5">
            <text:p>997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140" table:style-name="ce5">
            <text:p>1140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084.5" table:style-name="ce5">
            <text:p>2084.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GARRAN LOCKERS LTD</text:p>
          </table:table-cell>
          <table:table-cell office:value-type="float" office:value="580.41" table:style-name="ce5">
            <text:p>580.4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GLAXOSMITHKLINE UK LTD</text:p>
          </table:table-cell>
          <table:table-cell office:value-type="float" office:value="649.5" table:style-name="ce5">
            <text:p>649.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GLAXOSMITHKLINE UK LTD</text:p>
          </table:table-cell>
          <table:table-cell office:value-type="float" office:value="1299.2" table:style-name="ce5">
            <text:p>1299.2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GOODYEAR DUNLOP UK</text:p>
          </table:table-cell>
          <table:table-cell office:value-type="float" office:value="15950.2" table:style-name="ce5">
            <text:p>15950.2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GOODYEAR DUNLOP UK</text:p>
          </table:table-cell>
          <table:table-cell office:value-type="float" office:value="1438.97" table:style-name="ce5">
            <text:p>1438.97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GOODYEAR DUNLOP UK</text:p>
          </table:table-cell>
          <table:table-cell office:value-type="float" office:value="7379.58" table:style-name="ce5">
            <text:p>7379.58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GOODYEAR DUNLOP UK</text:p>
          </table:table-cell>
          <table:table-cell office:value-type="float" office:value="9467.26" table:style-name="ce5">
            <text:p>9467.26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1648" table:style-name="ce5">
            <text:p>1648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GRG PUBLIC RESOURCES LTD</text:p>
          </table:table-cell>
          <table:table-cell office:value-type="float" office:value="1544" table:style-name="ce5">
            <text:p>1544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GROUPTYRE WHOLSALE LTD</text:p>
          </table:table-cell>
          <table:table-cell office:value-type="float" office:value="5464.6" table:style-name="ce5">
            <text:p>5464.6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GROUPTYRE WHOLSALE LTD</text:p>
          </table:table-cell>
          <table:table-cell office:value-type="float" office:value="2320" table:style-name="ce5">
            <text:p>232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GUNNEBO UK LTD</text:p>
          </table:table-cell>
          <table:table-cell office:value-type="float" office:value="1016" table:style-name="ce5">
            <text:p>1016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2727.61" table:style-name="ce5">
            <text:p>2727.6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12000" table:style-name="ce5">
            <text:p>12000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13792.2" table:style-name="ce5">
            <text:p>13792.2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olice Officer Overtim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17606.3" table:style-name="ce5">
            <text:p>17606.3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84179.22" table:style-name="ce5">
            <text:p>84179.22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7446" table:style-name="ce5">
            <text:p>7446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96856.58" table:style-name="ce5">
            <text:p>96856.58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HAMPSHIRE POLICE AUTHORITY</text:p>
          </table:table-cell>
          <table:table-cell office:value-type="float" office:value="6205" table:style-name="ce5">
            <text:p>620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HEADLEY TYRES LTD</text:p>
          </table:table-cell>
          <table:table-cell office:value-type="float" office:value="1241.5" table:style-name="ce5">
            <text:p>1241.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HEADLEY TYRES LTD</text:p>
          </table:table-cell>
          <table:table-cell office:value-type="float" office:value="1973.1" table:style-name="ce5">
            <text:p>1973.1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HEADLEY TYRES LTD</text:p>
          </table:table-cell>
          <table:table-cell office:value-type="float" office:value="700.65" table:style-name="ce5">
            <text:p>700.6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HIDEOUT LEATHER</text:p>
          </table:table-cell>
          <table:table-cell office:value-type="float" office:value="1003.5" table:style-name="ce5">
            <text:p>1003.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HIDEOUT LEATHER</text:p>
          </table:table-cell>
          <table:table-cell office:value-type="float" office:value="541.66999999999996" table:style-name="ce5">
            <text:p>541.67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HQ HOSPITALITY LTD RE WYCOMBE</text:p>
          </table:table-cell>
          <table:table-cell office:value-type="float" office:value="9129.67" table:style-name="ce5">
            <text:p>9129.67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HUNTER APPAREL SOLUTIONS LTD</text:p>
          </table:table-cell>
          <table:table-cell office:value-type="float" office:value="4209.8" table:style-name="ce5">
            <text:p>4209.8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IAN WEBB ENGINEERING LTD</text:p>
          </table:table-cell>
          <table:table-cell office:value-type="float" office:value="5824.84" table:style-name="ce5">
            <text:p>5824.8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ICETRAK LTD</text:p>
          </table:table-cell>
          <table:table-cell office:value-type="float" office:value="4391.3999999999996" table:style-name="ce5">
            <text:p>4391.4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INDEPENDENT CUSTODY VISITING ASSOCIATION</text:p>
          </table:table-cell>
          <table:table-cell office:value-type="float" office:value="1000" table:style-name="ce5">
            <text:p>1000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INSIDE OUT DEVELOPMENTS LTD</text:p>
          </table:table-cell>
          <table:table-cell office:value-type="float" office:value="14646.98" table:style-name="ce5">
            <text:p>14646.98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INSIGHT DIRECT (UK) LIMITED</text:p>
          </table:table-cell>
          <table:table-cell office:value-type="float" office:value="699" table:style-name="ce5">
            <text:p>699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INTOXIMETERS UK LTD</text:p>
          </table:table-cell>
          <table:table-cell office:value-type="float" office:value="10904" table:style-name="ce5">
            <text:p>10904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J &amp; J PNEUMATICS</text:p>
          </table:table-cell>
          <table:table-cell office:value-type="float" office:value="3065" table:style-name="ce5">
            <text:p>306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JET CONSTRUCTION (MILTON KEYNES) LTD</text:p>
          </table:table-cell>
          <table:table-cell office:value-type="float" office:value="32456.11" table:style-name="ce5">
            <text:p>32456.1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KARDEX SYSTEMS (UK) LTD</text:p>
          </table:table-cell>
          <table:table-cell office:value-type="float" office:value="2112" table:style-name="ce5">
            <text:p>2112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KCOM GROUP PLC</text:p>
          </table:table-cell>
          <table:table-cell office:value-type="float" office:value="840.78" table:style-name="ce5">
            <text:p>840.78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KCOM GROUP PLC</text:p>
          </table:table-cell>
          <table:table-cell office:value-type="float" office:value="564.82000000000005" table:style-name="ce5">
            <text:p>564.8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KENT POLICE</text:p>
          </table:table-cell>
          <table:table-cell office:value-type="float" office:value="31935.84" table:style-name="ce5">
            <text:p>31935.84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KEYPHOTO LIMITED</text:p>
          </table:table-cell>
          <table:table-cell office:value-type="float" office:value="5796.1" table:style-name="ce5">
            <text:p>5796.1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LAMBERT SMITH HAMPTON</text:p>
          </table:table-cell>
          <table:table-cell office:value-type="float" office:value="3600" table:style-name="ce5">
            <text:p>3600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LAMBERT SMITH HAMPTON</text:p>
          </table:table-cell>
          <table:table-cell office:value-type="float" office:value="3500" table:style-name="ce5">
            <text:p>3500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LAMBERT SMITH HAMPTON</text:p>
          </table:table-cell>
          <table:table-cell office:value-type="float" office:value="43621.79" table:style-name="ce5">
            <text:p>43621.79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LEICESTERSHIRE POLICE AUTHORITY</text:p>
          </table:table-cell>
          <table:table-cell office:value-type="float" office:value="4500" table:style-name="ce5">
            <text:p>450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LINCOLNSHIRE POLICE AUTHORITY</text:p>
          </table:table-cell>
          <table:table-cell office:value-type="float" office:value="521.25" table:style-name="ce5">
            <text:p>521.2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LOWE &amp; OLIVER LTD</text:p>
          </table:table-cell>
          <table:table-cell office:value-type="float" office:value="1024" table:style-name="ce5">
            <text:p>1024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LOWE &amp; OLIVER LTD</text:p>
          </table:table-cell>
          <table:table-cell office:value-type="float" office:value="6923.51" table:style-name="ce5">
            <text:p>6923.5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LOWE &amp; OLIVER LTD</text:p>
          </table:table-cell>
          <table:table-cell office:value-type="float" office:value="13115.48" table:style-name="ce5">
            <text:p>13115.48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LOWE &amp; OLIVER LTD</text:p>
          </table:table-cell>
          <table:table-cell office:value-type="float" office:value="16791.07" table:style-name="ce5">
            <text:p>16791.07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LOWE &amp; OLIVER LTD</text:p>
          </table:table-cell>
          <table:table-cell office:value-type="float" office:value="552" table:style-name="ce5">
            <text:p>55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M E L RESEARCH LTD</text:p>
          </table:table-cell>
          <table:table-cell office:value-type="float" office:value="993.5" table:style-name="ce5">
            <text:p>993.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214" table:style-name="ce5">
            <text:p>221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MEHLER VARIO SYSTEM GMBH</text:p>
          </table:table-cell>
          <table:table-cell office:value-type="float" office:value="10426" table:style-name="ce5">
            <text:p>10426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MICROSOFT LTD</text:p>
          </table:table-cell>
          <table:table-cell office:value-type="float" office:value="6270.04" table:style-name="ce5">
            <text:p>6270.0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4993.9399999999996" table:style-name="ce5">
            <text:p>4993.9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3891.82" table:style-name="ce5">
            <text:p>53891.82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NEWTRIM (UK) LTD</text:p>
          </table:table-cell>
          <table:table-cell office:value-type="float" office:value="2200" table:style-name="ce5">
            <text:p>220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NIGHTSEARCHER LIMITED</text:p>
          </table:table-cell>
          <table:table-cell office:value-type="float" office:value="2029.8" table:style-name="ce5">
            <text:p>2029.8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NISBETS</text:p>
          </table:table-cell>
          <table:table-cell office:value-type="float" office:value="629.99" table:style-name="ce5">
            <text:p>629.99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NORFOLK CONSTABULARY</text:p>
          </table:table-cell>
          <table:table-cell office:value-type="float" office:value="4748.6499999999996" table:style-name="ce5">
            <text:p>4748.6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NORTH OXFORD GARAGE LTD</text:p>
          </table:table-cell>
          <table:table-cell office:value-type="float" office:value="1080.1600000000001" table:style-name="ce5">
            <text:p>1080.16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ORCHID CELLMARK LTD</text:p>
          </table:table-cell>
          <table:table-cell office:value-type="float" office:value="18954.46" table:style-name="ce5">
            <text:p>18954.46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ORCHID CELLMARK LTD</text:p>
          </table:table-cell>
          <table:table-cell office:value-type="float" office:value="106703.93" table:style-name="ce5">
            <text:p>106703.93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ORCHID CELLMARK LTD</text:p>
          </table:table-cell>
          <table:table-cell office:value-type="float" office:value="60289.77" table:style-name="ce5">
            <text:p>60289.77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OXFORDSHIRE COUNTY COUNCIL</text:p>
          </table:table-cell>
          <table:table-cell office:value-type="float" office:value="1500" table:style-name="ce5">
            <text:p>150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P A TURNEY LTD</text:p>
          </table:table-cell>
          <table:table-cell office:value-type="float" office:value="922.5" table:style-name="ce5">
            <text:p>922.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P R MOTORS LTD</text:p>
          </table:table-cell>
          <table:table-cell office:value-type="float" office:value="804.47" table:style-name="ce5">
            <text:p>804.47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PAYPOINT NETWORK LTD</text:p>
          </table:table-cell>
          <table:table-cell office:value-type="float" office:value="700" table:style-name="ce5">
            <text:p>70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PETER JONES (ILG) LTD</text:p>
          </table:table-cell>
          <table:table-cell office:value-type="float" office:value="3050" table:style-name="ce5">
            <text:p>305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PEUGEOT MOTOR COMPANY PLC</text:p>
          </table:table-cell>
          <table:table-cell office:value-type="float" office:value="15398.81" table:style-name="ce5">
            <text:p>15398.8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PMD MAGNETICS</text:p>
          </table:table-cell>
          <table:table-cell office:value-type="float" office:value="854" table:style-name="ce5">
            <text:p>854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PMD MAGNETICS</text:p>
          </table:table-cell>
          <table:table-cell office:value-type="float" office:value="732" table:style-name="ce5">
            <text:p>732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PMD MAGNETICS</text:p>
          </table:table-cell>
          <table:table-cell office:value-type="float" office:value="732" table:style-name="ce5">
            <text:p>73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PMD MAGNETICS</text:p>
          </table:table-cell>
          <table:table-cell office:value-type="float" office:value="2684" table:style-name="ce5">
            <text:p>268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POSTURITE (UK) LTD</text:p>
          </table:table-cell>
          <table:table-cell office:value-type="float" office:value="951.55" table:style-name="ce5">
            <text:p>951.5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PRESSFAB EVO LTD</text:p>
          </table:table-cell>
          <table:table-cell office:value-type="float" office:value="12583.34" table:style-name="ce5">
            <text:p>12583.3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PRO-TECT SAFETY SIGNS</text:p>
          </table:table-cell>
          <table:table-cell office:value-type="float" office:value="713.4" table:style-name="ce5">
            <text:p>713.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QMP MANAGEMENT &amp; DESIGN</text:p>
          </table:table-cell>
          <table:table-cell office:value-type="float" office:value="812.5" table:style-name="ce5">
            <text:p>812.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QMP MANAGEMENT &amp; DESIGN</text:p>
          </table:table-cell>
          <table:table-cell office:value-type="float" office:value="520" table:style-name="ce5">
            <text:p>52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QMP MANAGEMENT &amp; DESIGN</text:p>
          </table:table-cell>
          <table:table-cell office:value-type="float" office:value="2015" table:style-name="ce5">
            <text:p>201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QRO SOLUTIONS LIMITED</text:p>
          </table:table-cell>
          <table:table-cell office:value-type="float" office:value="4945" table:style-name="ce5">
            <text:p>494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READING TRANSPORT LTD</text:p>
          </table:table-cell>
          <table:table-cell office:value-type="float" office:value="957.68" table:style-name="ce5">
            <text:p>957.68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RECIPERO LTD</text:p>
          </table:table-cell>
          <table:table-cell office:value-type="float" office:value="11343.4" table:style-name="ce5">
            <text:p>11343.4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REED</text:p>
          </table:table-cell>
          <table:table-cell office:value-type="float" office:value="168546.17" table:style-name="ce5">
            <text:p>168546.17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REED</text:p>
          </table:table-cell>
          <table:table-cell office:value-type="float" office:value="96268.78" table:style-name="ce5">
            <text:p>96268.78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REED</text:p>
          </table:table-cell>
          <table:table-cell office:value-type="float" office:value="126259.55" table:style-name="ce5">
            <text:p>126259.5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ROYAL BOROUGH OF WINDSOR &amp; MAIDENHEAD CO</text:p>
          </table:table-cell>
          <table:table-cell office:value-type="float" office:value="5000" table:style-name="ce5">
            <text:p>5000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ROYAL MAIL</text:p>
          </table:table-cell>
          <table:table-cell office:value-type="float" office:value="3779.4" table:style-name="ce5">
            <text:p>3779.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ROYAL MAIL</text:p>
          </table:table-cell>
          <table:table-cell office:value-type="float" office:value="5077.33" table:style-name="ce5">
            <text:p>5077.33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RSG ENGINEERING LTD</text:p>
          </table:table-cell>
          <table:table-cell office:value-type="float" office:value="35814" table:style-name="ce5">
            <text:p>35814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S P SERVICES</text:p>
          </table:table-cell>
          <table:table-cell office:value-type="float" office:value="1473.6" table:style-name="ce5">
            <text:p>1473.6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S YAFFY LTD</text:p>
          </table:table-cell>
          <table:table-cell office:value-type="float" office:value="21217.5" table:style-name="ce5">
            <text:p>21217.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S YAFFY LTD</text:p>
          </table:table-cell>
          <table:table-cell office:value-type="float" office:value="562.5" table:style-name="ce5">
            <text:p>562.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SCOTTISH POWER</text:p>
          </table:table-cell>
          <table:table-cell office:value-type="float" office:value="2562.54" table:style-name="ce5">
            <text:p>2562.54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SEPURA LIMITED</text:p>
          </table:table-cell>
          <table:table-cell office:value-type="float" office:value="1050" table:style-name="ce5">
            <text:p>105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SEPURA LIMITED</text:p>
          </table:table-cell>
          <table:table-cell office:value-type="float" office:value="4155" table:style-name="ce5">
            <text:p>415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SEPURA LIMITED</text:p>
          </table:table-cell>
          <table:table-cell office:value-type="float" office:value="650" table:style-name="ce5">
            <text:p>65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SHB HIRE LTD</text:p>
          </table:table-cell>
          <table:table-cell office:value-type="float" office:value="733.15" table:style-name="ce5">
            <text:p>733.1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SIGNS EXPRESS (OXFORD)</text:p>
          </table:table-cell>
          <table:table-cell office:value-type="float" office:value="4997.5600000000004" table:style-name="ce5">
            <text:p>4997.56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SMARTWATER TECHNOLOGY LTD</text:p>
          </table:table-cell>
          <table:table-cell office:value-type="float" office:value="5450" table:style-name="ce5">
            <text:p>545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SMARTWATER TECHNOLOGY LTD</text:p>
          </table:table-cell>
          <table:table-cell office:value-type="float" office:value="550" table:style-name="ce5">
            <text:p>550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SMS ENVIRONMENTAL LTD</text:p>
          </table:table-cell>
          <table:table-cell office:value-type="float" office:value="3268.09" table:style-name="ce5">
            <text:p>3268.09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SOFTWARE BOX LTD</text:p>
          </table:table-cell>
          <table:table-cell office:value-type="float" office:value="45378.84" table:style-name="ce5">
            <text:p>45378.84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SOUTH YORKSHIRE POLICE AUTHORITY</text:p>
          </table:table-cell>
          <table:table-cell office:value-type="float" office:value="1380" table:style-name="ce5">
            <text:p>138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SOUTHAM TYRES</text:p>
          </table:table-cell>
          <table:table-cell office:value-type="float" office:value="925.39" table:style-name="ce5">
            <text:p>925.39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SOUTHERN ELECTRIC</text:p>
          </table:table-cell>
          <table:table-cell office:value-type="float" office:value="1463.1" table:style-name="ce5">
            <text:p>1463.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4392154.3099999996" table:style-name="ce5">
            <text:p>4392154.31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SPECIALIST GROUP INTERNATIONAL</text:p>
          </table:table-cell>
          <table:table-cell office:value-type="float" office:value="11536.33" table:style-name="ce5">
            <text:p>11536.33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STARTRAQ UK LTD</text:p>
          </table:table-cell>
          <table:table-cell office:value-type="float" office:value="933.42" table:style-name="ce5">
            <text:p>933.4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SURREY POLICE AUTHORITY</text:p>
          </table:table-cell>
          <table:table-cell office:value-type="float" office:value="149273.26" table:style-name="ce5">
            <text:p>149273.26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SURREY POLICE AUTHORITY</text:p>
          </table:table-cell>
          <table:table-cell office:value-type="float" office:value="3796.6" table:style-name="ce5">
            <text:p>3796.6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SUSSEX POLICE AUTHORITY</text:p>
          </table:table-cell>
          <table:table-cell office:value-type="float" office:value="971.2" table:style-name="ce5">
            <text:p>971.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SUSSEX POLICE AUTHORITY</text:p>
          </table:table-cell>
          <table:table-cell office:value-type="float" office:value="1288.26" table:style-name="ce5">
            <text:p>1288.26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THAMES WATER UTILITIES LTD</text:p>
          </table:table-cell>
          <table:table-cell office:value-type="float" office:value="1321.39" table:style-name="ce5">
            <text:p>1321.39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THE AUTOMOBILE ASSOCIATION</text:p>
          </table:table-cell>
          <table:table-cell office:value-type="float" office:value="2534.6999999999998" table:style-name="ce5">
            <text:p>2534.7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THE COLT CAR COMPANY LIMITED</text:p>
          </table:table-cell>
          <table:table-cell office:value-type="float" office:value="28013.75" table:style-name="ce5">
            <text:p>28013.7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THE KNOWLEDGE ACADEMY LIMITED</text:p>
          </table:table-cell>
          <table:table-cell office:value-type="float" office:value="695" table:style-name="ce5">
            <text:p>695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THE OPEN UNIVERSITY</text:p>
          </table:table-cell>
          <table:table-cell office:value-type="float" office:value="3012" table:style-name="ce5">
            <text:p>3012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1100" table:style-name="ce5">
            <text:p>110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TOYE KENNING &amp; SPENCER LTD</text:p>
          </table:table-cell>
          <table:table-cell office:value-type="float" office:value="1500" table:style-name="ce5">
            <text:p>1500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TOYOTA (GB) PLC</text:p>
          </table:table-cell>
          <table:table-cell office:value-type="float" office:value="253085.97" table:style-name="ce5">
            <text:p>253085.97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TRY &amp; LILLY</text:p>
          </table:table-cell>
          <table:table-cell office:value-type="float" office:value="557.4" table:style-name="ce5">
            <text:p>557.4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USS CATERING EQUIP SERV LTD</text:p>
          </table:table-cell>
          <table:table-cell office:value-type="float" office:value="676.77" table:style-name="ce5">
            <text:p>676.77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VAUXHALL MOTORS LTD</text:p>
          </table:table-cell>
          <table:table-cell office:value-type="float" office:value="60661.120000000003" table:style-name="ce5">
            <text:p>60661.12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VAUXHALL MOTORS LTD</text:p>
          </table:table-cell>
          <table:table-cell office:value-type="float" office:value="660755.35" table:style-name="ce5">
            <text:p>660755.35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VIKING ARMS LTD</text:p>
          </table:table-cell>
          <table:table-cell office:value-type="float" office:value="8831.0400000000009" table:style-name="ce5">
            <text:p>8831.04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VIKING ARMS LTD</text:p>
          </table:table-cell>
          <table:table-cell office:value-type="float" office:value="11807" table:style-name="ce5">
            <text:p>11807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VODAFONE LIMITED</text:p>
          </table:table-cell>
          <table:table-cell office:value-type="float" office:value="4350.57" table:style-name="ce5">
            <text:p>4350.57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VODAFONE LIMITED</text:p>
          </table:table-cell>
          <table:table-cell office:value-type="float" office:value="85100.54" table:style-name="ce5">
            <text:p>85100.54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23081.23" table:style-name="ce5">
            <text:p>23081.23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VOLVO CAR UK LTD</text:p>
          </table:table-cell>
          <table:table-cell office:value-type="float" office:value="41433.339999999997" table:style-name="ce5">
            <text:p>41433.34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WA PRODUCTS</text:p>
          </table:table-cell>
          <table:table-cell office:value-type="float" office:value="2637.6" table:style-name="ce5">
            <text:p>2637.6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WA PRODUCTS (UK) LTD</text:p>
          </table:table-cell>
          <table:table-cell office:value-type="float" office:value="10342.799999999999" table:style-name="ce5">
            <text:p>10342.8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WA PRODUCTS (UK) LTD</text:p>
          </table:table-cell>
          <table:table-cell office:value-type="float" office:value="1361.55" table:style-name="ce5">
            <text:p>1361.55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WA PRODUCTS (UK) LTD</text:p>
          </table:table-cell>
          <table:table-cell office:value-type="float" office:value="1235885.2" table:style-name="ce5">
            <text:p>1235885.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WA PRODUCTS (UK) LTD</text:p>
          </table:table-cell>
          <table:table-cell office:value-type="float" office:value="2535" table:style-name="ce5">
            <text:p>2535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07T00:00:00" table:style-name="ce3">
            <text:p>07/04/2020</text:p>
          </table:table-cell>
          <table:table-cell office:value-type="string" table:style-name="ce4">
            <text:p>WAREHOUSE EXPRESS LTD</text:p>
          </table:table-cell>
          <table:table-cell office:value-type="float" office:value="1421" table:style-name="ce5">
            <text:p>1421</text:p>
          </table:table-cell>
          <table:table-cell office:value-type="float" office:value="3464" table:style-name="ce5">
            <text:p>346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WAREHOUSE EXPRESS LTD</text:p>
          </table:table-cell>
          <table:table-cell office:value-type="float" office:value="2842" table:style-name="ce5">
            <text:p>2842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WD ASSOCIATES UK LTD</text:p>
          </table:table-cell>
          <table:table-cell office:value-type="float" office:value="2233.8000000000002" table:style-name="ce5">
            <text:p>2233.8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4-21T00:00:00" table:style-name="ce3">
            <text:p>21/04/2020</text:p>
          </table:table-cell>
          <table:table-cell office:value-type="string" table:style-name="ce4">
            <text:p>WEIGHTMANS</text:p>
          </table:table-cell>
          <table:table-cell office:value-type="float" office:value="7946" table:style-name="ce5">
            <text:p>7946</text:p>
          </table:table-cell>
          <table:table-cell office:value-type="float" office:value="3467" table:style-name="ce5">
            <text:p>346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4-28T00:00:00" table:style-name="ce3">
            <text:p>28/04/2020</text:p>
          </table:table-cell>
          <table:table-cell office:value-type="string" table:style-name="ce4">
            <text:p>WEST MERCIA POLICE AUTHORITY</text:p>
          </table:table-cell>
          <table:table-cell office:value-type="float" office:value="16000" table:style-name="ce5">
            <text:p>16000</text:p>
          </table:table-cell>
          <table:table-cell office:value-type="float" office:value="3469" table:style-name="ce5">
            <text:p>346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WEST YORKSHIRE POLICE AUTHORITY</text:p>
          </table:table-cell>
          <table:table-cell office:value-type="float" office:value="557817" table:style-name="ce5">
            <text:p>557817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4-14T00:00:00" table:style-name="ce3">
            <text:p>14/04/2020</text:p>
          </table:table-cell>
          <table:table-cell office:value-type="string" table:style-name="ce4">
            <text:p>WOODWAY ENGINEERING LTD</text:p>
          </table:table-cell>
          <table:table-cell office:value-type="float" office:value="1711.44" table:style-name="ce5">
            <text:p>1711.44</text:p>
          </table:table-cell>
          <table:table-cell office:value-type="float" office:value="3465" table:style-name="ce5">
            <text:p>346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number-rows-repeated="10483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0-06-18T13:55:25Z</meta:creation-date>
    <dc:date>2020-09-16T10:48:50Z</dc:date>
    <meta:print-date>2020-09-16T10:48:29Z</meta:print-date>
  </office:meta>
</office:document-meta>
</file>